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1" style:family="table-cell" style:name="ce4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2" style:family="table-cell" style:name="ce5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6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7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8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loext:column-width-sym="9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3.281cm" style:use-optimal-column-width="true" loext:column-width-sym="17" fo:break-before="auto"/>
    </style:style>
    <style:style style:family="table-column" style:name="co3">
      <style:table-column-properties style:column-width="2.09cm" style:use-optimal-column-width="false" loext:column-width-sym="10.5742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number-columns-repeated="2" table:style-name="co1" table:default-cell-style-name="Normal"/>
        <table:table-column table:style-name="co2" table:default-cell-style-name="Normal"/>
        <table:table-column table:number-columns-repeated="11" table:style-name="co1" table:default-cell-style-name="Normal"/>
        <table:table-column table:style-name="co3" table:default-cell-style-name="Normal"/>
        <table:table-column table:number-columns-repeated="1009" table:style-name="co1" table:default-cell-style-name="Normal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Обозначение</text:p>
          </table:table-cell>
          <table:table-cell office:value-type="string" calcext:value-type="string">
            <text:p>Материал</text:p>
          </table:table-cell>
          <table:table-cell office:value-type="string" calcext:value-type="string">
            <text:p>Масса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24"/>
        </table:table-row>
        <table:table-row table:style-name="ro1">
          <table:table-cell office:value-type="float" calcext:value-type="float" office:value="1">
            <text:p>1</text:p>
          </table:table-cell>
          <table:table-cell office:value-type="string" calcext:value-type="string">
            <text:p>Фланец ответный</text:p>
          </table:table-cell>
          <table:table-cell table:style-name="ce4" office:value-type="float" calcext:value-type="float" office:value="3.2393200000000002">
            <text:p>3.2393200000000002</text:p>
          </table:table-cell>
          <table:table-cell office:value-type="string" calcext:value-type="string">
            <text:p>Сталь 10 ГОСТ 1050-2013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75">
            <text:p>75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18">
            <text:p>18</text:p>
          </table:table-cell>
          <table:table-cell office:value-type="float" calcext:value-type="float" office:value="30">
            <text:p>30</text:p>
          </table:table-cell>
          <table:table-cell/>
          <table:table-cell office:value-type="float" calcext:value-type="float" office:value="12">
            <text:p>12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2">
          <table:table-cell table:style-name="ce6" office:value-type="float" calcext:value-type="float" office:value="2">
            <text:p>2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1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19">
            <text:p>19</text:p>
          </table:table-cell>
          <table:table-cell table:style-name="ce6" office:value-type="float" calcext:value-type="float" office:value="80">
            <text:p>80</text:p>
          </table:table-cell>
          <table:table-cell table:style-name="ce6" office:value-type="float" calcext:value-type="float" office:value="55">
            <text:p>55</text:p>
          </table:table-cell>
          <table:table-cell table:style-name="ce6" office:value-type="float" calcext:value-type="float" office:value="22">
            <text:p>22</text:p>
          </table:table-cell>
          <table:table-cell table:style-name="ce6" office:value-type="float" calcext:value-type="float" office:value="34">
            <text:p>34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float" calcext:value-type="float" office:value="12">
            <text:p>12</text:p>
          </table:table-cell>
          <table:table-cell office:value-type="float" calcext:value-type="float" office:value="4">
            <text:p>4</text:p>
          </table:table-cell>
          <table:table-cell table:style-name="ce6" office:value-type="float" calcext:value-type="float" office:value="11">
            <text:p>11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3">
          <table:table-cell table:style-name="ce6" office:value-type="float" calcext:value-type="float" office:value="3">
            <text:p>3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2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26">
            <text:p>26</text:p>
          </table:table-cell>
          <table:table-cell table:style-name="ce6" office:value-type="float" calcext:value-type="float" office:value="90">
            <text:p>90</text:p>
          </table:table-cell>
          <table:table-cell table:style-name="ce6" office:value-type="float" calcext:value-type="float" office:value="65">
            <text:p>65</text:p>
          </table:table-cell>
          <table:table-cell table:style-name="ce6" office:value-type="float" calcext:value-type="float" office:value="32">
            <text:p>32</text:p>
          </table:table-cell>
          <table:table-cell table:style-name="ce6" office:value-type="float" calcext:value-type="float" office:value="44">
            <text:p>44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float" calcext:value-type="float" office:value="14">
            <text:p>14</text:p>
          </table:table-cell>
          <table:table-cell office:value-type="float" calcext:value-type="float" office:value="4">
            <text:p>4</text:p>
          </table:table-cell>
          <table:table-cell table:style-name="ce6" office:value-type="float" calcext:value-type="float" office:value="11">
            <text:p>11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4">
          <table:table-cell table:style-name="ce6" office:value-type="float" calcext:value-type="float" office:value="4">
            <text:p>4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3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33">
            <text:p>33</text:p>
          </table:table-cell>
          <table:table-cell table:style-name="ce6" office:value-type="float" calcext:value-type="float" office:value="100">
            <text:p>100</text:p>
          </table:table-cell>
          <table:table-cell table:style-name="ce6" office:value-type="float" calcext:value-type="float" office:value="75">
            <text:p>75</text:p>
          </table:table-cell>
          <table:table-cell table:style-name="ce6" office:value-type="float" calcext:value-type="float" office:value="40">
            <text:p>40</text:p>
          </table:table-cell>
          <table:table-cell table:style-name="ce6" office:value-type="float" calcext:value-type="float" office:value="52">
            <text:p>52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float" calcext:value-type="float" office:value="14">
            <text:p>14</text:p>
          </table:table-cell>
          <table:table-cell office:value-type="float" calcext:value-type="float" office:value="4">
            <text:p>4</text:p>
          </table:table-cell>
          <table:table-cell table:style-name="ce6" office:value-type="float" calcext:value-type="float" office:value="11">
            <text:p>11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5">
          <table:table-cell table:style-name="ce6" office:value-type="float" calcext:value-type="float" office:value="5">
            <text:p>5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4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39">
            <text:p>39</text:p>
          </table:table-cell>
          <table:table-cell table:style-name="ce6" office:value-type="float" calcext:value-type="float" office:value="120">
            <text:p>120</text:p>
          </table:table-cell>
          <table:table-cell table:style-name="ce6" office:value-type="float" calcext:value-type="float" office:value="90">
            <text:p>90</text:p>
          </table:table-cell>
          <table:table-cell table:style-name="ce6" office:value-type="float" calcext:value-type="float" office:value="48">
            <text:p>48</text:p>
          </table:table-cell>
          <table:table-cell table:style-name="ce6" office:value-type="float" calcext:value-type="float" office:value="60">
            <text:p>60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float" calcext:value-type="float" office:value="15">
            <text:p>15</text:p>
          </table:table-cell>
          <table:table-cell office:value-type="float" calcext:value-type="float" office:value="4">
            <text:p>4</text:p>
          </table:table-cell>
          <table:table-cell table:style-name="ce6" office:value-type="float" calcext:value-type="float" office:value="14">
            <text:p>14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6">
          <table:table-cell table:style-name="ce6" office:value-type="float" calcext:value-type="float" office:value="6">
            <text:p>6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5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46">
            <text:p>46</text:p>
          </table:table-cell>
          <table:table-cell table:style-name="ce6" office:value-type="float" calcext:value-type="float" office:value="130">
            <text:p>130</text:p>
          </table:table-cell>
          <table:table-cell table:style-name="ce6" office:value-type="float" calcext:value-type="float" office:value="100">
            <text:p>100</text:p>
          </table:table-cell>
          <table:table-cell table:style-name="ce6" office:value-type="float" calcext:value-type="float" office:value="54">
            <text:p>54</text:p>
          </table:table-cell>
          <table:table-cell table:style-name="ce6" office:value-type="float" calcext:value-type="float" office:value="70">
            <text:p>70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16">
            <text:p>16</text:p>
          </table:table-cell>
          <table:table-cell office:value-type="float" calcext:value-type="float" office:value="4">
            <text:p>4</text:p>
          </table:table-cell>
          <table:table-cell table:style-name="ce6" office:value-type="float" calcext:value-type="float" office:value="14">
            <text:p>14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7">
          <table:table-cell table:style-name="ce6" office:value-type="float" calcext:value-type="float" office:value="7">
            <text:p>7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6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59">
            <text:p>59</text:p>
          </table:table-cell>
          <table:table-cell table:style-name="ce6" office:value-type="float" calcext:value-type="float" office:value="140">
            <text:p>140</text:p>
          </table:table-cell>
          <table:table-cell table:style-name="ce6" office:value-type="float" calcext:value-type="float" office:value="110">
            <text:p>110</text:p>
          </table:table-cell>
          <table:table-cell table:style-name="ce6" office:value-type="float" calcext:value-type="float" office:value="65">
            <text:p>65</text:p>
          </table:table-cell>
          <table:table-cell table:style-name="ce6" office:value-type="float" calcext:value-type="float" office:value="81">
            <text:p>81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16">
            <text:p>16</text:p>
          </table:table-cell>
          <table:table-cell office:value-type="float" calcext:value-type="float" office:value="4">
            <text:p>4</text:p>
          </table:table-cell>
          <table:table-cell table:style-name="ce6" office:value-type="float" calcext:value-type="float" office:value="14">
            <text:p>14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8">
          <table:table-cell table:style-name="ce6" office:value-type="float" calcext:value-type="float" office:value="8">
            <text:p>8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7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78">
            <text:p>78</text:p>
          </table:table-cell>
          <table:table-cell table:style-name="ce6" office:value-type="float" calcext:value-type="float" office:value="160">
            <text:p>160</text:p>
          </table:table-cell>
          <table:table-cell table:style-name="ce6" office:value-type="float" calcext:value-type="float" office:value="130">
            <text:p>130</text:p>
          </table:table-cell>
          <table:table-cell table:style-name="ce6" office:value-type="float" calcext:value-type="float" office:value="85">
            <text:p>85</text:p>
          </table:table-cell>
          <table:table-cell table:style-name="ce6" office:value-type="float" calcext:value-type="float" office:value="101">
            <text:p>101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16">
            <text:p>16</text:p>
          </table:table-cell>
          <table:table-cell office:value-type="float" calcext:value-type="float" office:value="4">
            <text:p>4</text:p>
          </table:table-cell>
          <table:table-cell table:style-name="ce6" office:value-type="float" calcext:value-type="float" office:value="14">
            <text:p>14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9">
          <table:table-cell table:style-name="ce6" office:value-type="float" calcext:value-type="float" office:value="9">
            <text:p>9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8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91">
            <text:p>91</text:p>
          </table:table-cell>
          <table:table-cell table:style-name="ce6" office:value-type="float" calcext:value-type="float" office:value="185">
            <text:p>185</text:p>
          </table:table-cell>
          <table:table-cell table:style-name="ce6" office:value-type="float" calcext:value-type="float" office:value="150">
            <text:p>150</text:p>
          </table:table-cell>
          <table:table-cell table:style-name="ce6" office:value-type="float" calcext:value-type="float" office:value="100">
            <text:p>100</text:p>
          </table:table-cell>
          <table:table-cell table:style-name="ce6" office:value-type="float" calcext:value-type="float" office:value="116">
            <text:p>116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16">
            <text:p>16</text:p>
          </table:table-cell>
          <table:table-cell office:value-type="float" calcext:value-type="float" office:value="4">
            <text:p>4</text:p>
          </table:table-cell>
          <table:table-cell table:style-name="ce6" office:value-type="float" calcext:value-type="float" office:value="14">
            <text:p>14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10">
          <table:table-cell table:style-name="ce6" office:value-type="float" calcext:value-type="float" office:value="10">
            <text:p>10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09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110">
            <text:p>110</text:p>
          </table:table-cell>
          <table:table-cell table:style-name="ce6" office:value-type="float" calcext:value-type="float" office:value="205">
            <text:p>205</text:p>
          </table:table-cell>
          <table:table-cell table:style-name="ce6" office:value-type="float" calcext:value-type="float" office:value="170">
            <text:p>170</text:p>
          </table:table-cell>
          <table:table-cell table:style-name="ce6" office:value-type="float" calcext:value-type="float" office:value="116">
            <text:p>116</text:p>
          </table:table-cell>
          <table:table-cell table:style-name="ce6" office:value-type="float" calcext:value-type="float" office:value="138">
            <text:p>138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18">
            <text:p>18</text:p>
          </table:table-cell>
          <table:table-cell office:value-type="float" calcext:value-type="float" office:value="6">
            <text:p>6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11">
          <table:table-cell table:style-name="ce6" office:value-type="float" calcext:value-type="float" office:value="11">
            <text:p>11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10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135">
            <text:p>135</text:p>
          </table:table-cell>
          <table:table-cell table:style-name="ce6" office:value-type="float" calcext:value-type="float" office:value="235">
            <text:p>235</text:p>
          </table:table-cell>
          <table:table-cell table:style-name="ce6" office:value-type="float" calcext:value-type="float" office:value="200">
            <text:p>200</text:p>
          </table:table-cell>
          <table:table-cell table:style-name="ce6" office:value-type="float" calcext:value-type="float" office:value="145">
            <text:p>145</text:p>
          </table:table-cell>
          <table:table-cell table:style-name="ce6" office:value-type="float" calcext:value-type="float" office:value="167">
            <text:p>167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18">
            <text:p>18</text:p>
          </table:table-cell>
          <table:table-cell office:value-type="float" calcext:value-type="float" office:value="6">
            <text:p>6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4">
            <text:p>4</text:p>
          </table:table-cell>
          <table:table-cell table:number-columns-repeated="1024"/>
        </table:table-row>
        <table:table-row table:style-name="ro12">
          <table:table-cell table:style-name="ce6" office:value-type="float" calcext:value-type="float" office:value="12">
            <text:p>12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11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161">
            <text:p>161</text:p>
          </table:table-cell>
          <table:table-cell table:style-name="ce6" office:value-type="float" calcext:value-type="float" office:value="260">
            <text:p>260</text:p>
          </table:table-cell>
          <table:table-cell table:style-name="ce6" office:value-type="float" calcext:value-type="float" office:value="225">
            <text:p>225</text:p>
          </table:table-cell>
          <table:table-cell table:style-name="ce6" office:value-type="float" calcext:value-type="float" office:value="170">
            <text:p>170</text:p>
          </table:table-cell>
          <table:table-cell table:style-name="ce6" office:value-type="float" calcext:value-type="float" office:value="192">
            <text:p>192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20">
            <text:p>20</text:p>
          </table:table-cell>
          <table:table-cell office:value-type="float" calcext:value-type="float" office:value="6">
            <text:p>6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8">
            <text:p>8</text:p>
          </table:table-cell>
          <table:table-cell table:number-columns-repeated="1024"/>
        </table:table-row>
        <table:table-row table:style-name="ro13">
          <table:table-cell table:style-name="ce6" office:value-type="float" calcext:value-type="float" office:value="13">
            <text:p>13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12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222">
            <text:p>222</text:p>
          </table:table-cell>
          <table:table-cell table:style-name="ce6" office:value-type="float" calcext:value-type="float" office:value="315">
            <text:p>315</text:p>
          </table:table-cell>
          <table:table-cell table:style-name="ce6" office:value-type="float" calcext:value-type="float" office:value="280">
            <text:p>280</text:p>
          </table:table-cell>
          <table:table-cell table:style-name="ce6" office:value-type="float" calcext:value-type="float" office:value="228">
            <text:p>228</text:p>
          </table:table-cell>
          <table:table-cell table:style-name="ce6" office:value-type="float" calcext:value-type="float" office:value="250">
            <text:p>250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22">
            <text:p>22</text:p>
          </table:table-cell>
          <table:table-cell office:value-type="float" calcext:value-type="float" office:value="6">
            <text:p>6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8">
            <text:p>8</text:p>
          </table:table-cell>
          <table:table-cell table:number-columns-repeated="1024"/>
        </table:table-row>
        <table:table-row table:style-name="ro14">
          <table:table-cell table:style-name="ce6" office:value-type="float" calcext:value-type="float" office:value="14">
            <text:p>14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13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273">
            <text:p>273</text:p>
          </table:table-cell>
          <table:table-cell table:style-name="ce6" office:value-type="float" calcext:value-type="float" office:value="370">
            <text:p>370</text:p>
          </table:table-cell>
          <table:table-cell table:style-name="ce6" office:value-type="float" calcext:value-type="float" office:value="335">
            <text:p>335</text:p>
          </table:table-cell>
          <table:table-cell table:style-name="ce6" office:value-type="float" calcext:value-type="float" office:value="282">
            <text:p>282</text:p>
          </table:table-cell>
          <table:table-cell table:style-name="ce6" office:value-type="float" calcext:value-type="float" office:value="304">
            <text:p>304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23">
            <text:p>23</text:p>
          </table:table-cell>
          <table:table-cell office:value-type="float" calcext:value-type="float" office:value="6">
            <text:p>6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12">
            <text:p>12</text:p>
          </table:table-cell>
          <table:table-cell table:number-columns-repeated="1024"/>
        </table:table-row>
        <table:table-row table:style-name="ro15">
          <table:table-cell table:style-name="ce6" office:value-type="float" calcext:value-type="float" office:value="15">
            <text:p>15</text:p>
          </table:table-cell>
          <table:table-cell table:style-name="ce7" office:value-type="string" calcext:value-type="string">
            <text:p>Фланец ответный</text:p>
          </table:table-cell>
          <table:table-cell table:style-name="ce8" office:value-type="string" calcext:value-type="string">
            <text:p>03.23932.001-14</text:p>
          </table:table-cell>
          <table:table-cell table:style-name="ce6" office:value-type="string" calcext:value-type="string">
            <text:p>Сталь 40Х ГОСТ 4543-2016</text:p>
          </table:table-cell>
          <table:table-cell table:style-name="ce5" office:value-type="float" calcext:value-type="float" office:value="0.25690000000000002">
            <text:p>0.25690000000000002</text:p>
          </table:table-cell>
          <table:table-cell table:style-name="ce6" office:value-type="float" calcext:value-type="float" office:value="325">
            <text:p>325</text:p>
          </table:table-cell>
          <table:table-cell table:style-name="ce6" office:value-type="float" calcext:value-type="float" office:value="435">
            <text:p>435</text:p>
          </table:table-cell>
          <table:table-cell table:style-name="ce6" office:value-type="float" calcext:value-type="float" office:value="395">
            <text:p>395</text:p>
          </table:table-cell>
          <table:table-cell table:style-name="ce6" office:value-type="float" calcext:value-type="float" office:value="335">
            <text:p>335</text:p>
          </table:table-cell>
          <table:table-cell table:style-name="ce6" office:value-type="float" calcext:value-type="float" office:value="357">
            <text:p>357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float" calcext:value-type="float" office:value="24">
            <text:p>24</text:p>
          </table:table-cell>
          <table:table-cell office:value-type="float" calcext:value-type="float" office:value="6">
            <text:p>6</text:p>
          </table:table-cell>
          <table:table-cell table:style-name="ce6" office:value-type="float" calcext:value-type="float" office:value="22">
            <text:p>22</text:p>
          </table:table-cell>
          <table:table-cell table:style-name="ce6" office:value-type="float" calcext:value-type="float" office:value="12">
            <text:p>12</text:p>
          </table:table-cell>
          <table:table-cell table:number-columns-repeated="1024"/>
        </table:table-row>
        <table:table-row table:number-rows-repeated="48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6" number:min-integer-digits="1"/>
    </number:number-style>
    <number:number-style style:name="NF10002">
      <number:number number:decimal-places="4" number:min-integer-digits="1"/>
    </number:number-style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